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0pt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text-underline-style="none" style:font-size-asian="26pt" style:font-size-complex="26pt"/>
    </style:style>
    <style:style style:name="T4" style:family="text">
      <style:text-properties style:font-name="Courier New1" fo:font-size="26pt" fo:font-style="italic" style:font-size-asian="26pt" style:font-style-asian="italic" style:font-size-complex="26pt" style:font-style-complex="italic"/>
    </style:style>
    <style:style style:name="T5" style:family="text">
      <style:text-properties style:font-name="Courier New1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Courier New1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Courier New1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w to Use Git to Make Your Life Easie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Version Control with Git and GitHu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Version Control</text:span><text:span text:style-name="T2">: A method of tracking changes to a file, often code.</text:span></text:p>
              </text:list-item>
              <text:list-item>
                <text:p><text:span text:style-name="T1">Git</text:span><text:span text:style-name="T2">: A version control program popular in use today.</text:span></text:p>
              </text:list-item>
              <text:list-item>
                <text:p><text:span text:style-name="T1">Repository</text:span><text:span text:style-name="T2">: A “project” containing files and their history since they were added to the version control.</text:span></text:p>
              </text:list-item>
              <text:list-item>
                <text:p><text:span text:style-name="T1">Commit</text:span><text:span text:style-name="T3">: A marker for specific versions of files at a given point in time.</text:span></text:p>
              </text:list-item>
              <text:list-item>
                <text:p><text:span text:style-name="T1">GitHub</text:span><text:span text:style-name="T2">: A site that provides free public repository storage online (competitors are bitbucket, gitlab, gitorious, and other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t to start with command line, GUI tends to hide too much detail and confuse you in the long run.</text:p>
              </text:list-item>
              <text:list-item>
                <text:p>Commands are of the form:<text:line-break/><text:span text:style-name="T4">git &lt;command&gt; &lt;options&gt;</text:span></text:p>
              </text:list-item>
              <text:list-item>
                <text:p>For example, <text:span text:style-name="T4">git init .</text:span> creates a git repository in the directory “.” (i.e. the current director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git Workflow – Watch Alo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 to <text:a xlink:href="http://tinyurl.com/CompSocOne" xlink:type="simple">http://tinyurl.com/CompSocOne</text:a> and “save” the file.</text:p>
              </text:list-item>
              <text:list-item>
                <text:p>Open a terminal and navigate to the directory containing the file using<text:line-break/><text:span text:style-name="T5">cd &lt;path/to/directory&gt;</text:span></text:p>
              </text:list-item>
              <text:list-item>
                <text:p>Run <text:span text:style-name="T5">chmod 700 watchme.sh</text:span></text:p>
              </text:list-item>
              <text:list-item>
                <text:p><text:span text:style-name="T5">./watchme.sh</text:span></text:p>
              </text:list-item>
              <text:list-item>
                <text:p>Enjo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git Workflow – Create a Reposi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it init .</text:span><text:span text:style-name="T5"><text:line-break/></text:span>as before</text:p>
              </text:list-item>
              <text:list-item>
                <text:p>Creates a folder called “.git” which contains all the version differences and some scripts called hooks (which advanced users can change, you won't need to)</text:p>
              </text:list-item>
              <text:list-item>
                <text:p>Alternatively, you could clone a repository:</text:p>
              </text:list-item>
              <text:list-item>
                <text:p><text:span text:style-name="T6">git clone </text:span><text:span text:style-name="T6"><text:a xlink:href="https://github.com/UoLCompSoc/LectureOne" xlink:type="simple">https://github.com/UoLCompSoc/LectureOne</text:a></text:span><text:span text:style-name="T6"> </text:span><text:span text:style-name="T5"><text:line-break/></text:span>for this lecture's reposito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git Workflow – Create and Add a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a file you want to version control, e.g. “hello.txt” with some text in.</text:p>
              </text:list-item>
              <text:list-item>
                <text:p>On the command line:</text:p>
                <text:list>
                  <text:list-item>
                    <text:p><text:span text:style-name="T4">git status</text:span><text:span text:style-name="T4"><text:line-break/></text:span>to see what's happened</text:p>
                  </text:list-item>
                  <text:list-item>
                    <text:p><text:span text:style-name="T4">git add hello.txt</text:span><text:span text:style-name="T4"><text:line-break/></text:span>to make git start tracking changes to hello.txt</text:p>
                  </text:list-item>
                  <text:list-item>
                    <text:p>NOTE: Nothing has been tracked yet, we need to <text:span text:style-name="T4">git commit</text:span>. We've only said that we want to track hello.txt in the next comm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git Workflow – Commit Your Changes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fter you're happy with the changes you've made, you need to commit them.</text:p>
              </text:list-item>
              <text:list-item>
                <text:p>Should have a message describing the changes.</text:p>
              </text:list-item>
              <text:list-item>
                <text:p><text:span text:style-name="T4">git commit -m “&lt;message&gt;”</text:span></text:p>
              </text:list-item>
              <text:list-item>
                <text:p>E.g.:<text:line-break/><text:span text:style-name="T4">git commit -m “Add hello.txt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 git Workflow – Commit Your Changes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od commit messages are very important. For a good example, the linux kernel has excellent messages.</text:p>
              </text:list-item>
              <text:list-item>
                <text:p>Top tip: Write your messages as though they start with “When applied, this commit will ...”</text:p>
              </text:list-item>
              <text:list-item>
                <text:p>So “&lt;When applied, this commit will&gt; Add hello.txt” works well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git Workflow – Push Your Changes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 the moment, all your changes are only visible on your local machine; if it caught on fire, everything would be lost.</text:p>
              </text:list-item>
              <text:list-item>
                <text:p>We want to keep track of changes online too; this is where we use a service like GitHub, Bitbucket, Gitorious, your own server, etc.</text:p>
              </text:list-item>
              <text:list-item>
                <text:p>On GitHub, just create a new repository. If you didn't clone one, you might need to do something like:</text:p>
              </text:list-item>
              <text:list-item>
                <text:p><text:span text:style-name="T7">git remote add origin ssh:</text:span><text:span text:style-name="T7"><text:a xlink:href="mailto://git@github.com" xlink:type="simple">//git@github.com</text:a></text:span><text:span text:style-name="T7">:&lt;username&gt;/&lt;repo-name&gt;</text:span><text:line-break/>to add a remote repository called “origin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 git Workflow – Push Your Changes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we can push:<text:line-break/><text:span text:style-name="T4">git push origin master</text:span><text:line-break/>will push your branch called master to the remote repository called origin.</text:p>
              </text:list-item>
              <text:list-item>
                <text:p>If there are no conflicts, your code is now onlin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rther Hel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UoLCompSoc/LectureOne" xlink:type="simple">https://github.com/UoLCompSoc/LectureOne</text:a></text:p>
                <text:list>
                  <text:list-item>
                    <text:p>Has notes on the commands we've discussed</text:p>
                  </text:list-item>
                  <text:list-item>
                    <text:p>Try making a change and sending a “pull request” (which is a GitHub feature, not a git feature) with your name in ATTENDEES.md.</text:p>
                  </text:list-item>
                </text:list>
              </text:list-item>
              <text:list-item>
                <text:p><text:a xlink:href="http://git-scm.com/book/en/v2" xlink:type="simple">http://git-scm.com/book/en/v2</text:a></text:p>
                <text:list>
                  <text:list-item>
                    <text:p>The absolute best way of learning git. Start at the beginning and work through and you'll be a pro in no time.</text:p>
                  </text:list-item>
                  <text:list-item>
                    <text:p>Seriously, it's incredible and fre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13:10:31.122927996</meta:creation-date>
    <dc:date>2014-10-28T14:16:17.847180862</dc:date>
    <meta:editing-duration>PT25M11S</meta:editing-duration>
    <meta:editing-cycles>5</meta:editing-cycles>
    <meta:generator>LibreOffice/4.2.6.3$Linux_X86_64 LibreOffice_project/420m0$Build-3</meta:generator>
    <meta:print-date>2014-10-28T14:11:33.368886796</meta:print-date>
    <meta:document-statistic meta:object-count="65"/>
  </office:meta>
</office:document-meta>
</file>